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efa9" officeooo:paragraph-rsid="0011efa9"/>
    </style:style>
    <style:style style:name="P2" style:family="paragraph" style:parent-style-name="Standard">
      <style:text-properties officeooo:paragraph-rsid="0011efa9"/>
    </style:style>
    <style:style style:name="T1" style:family="text">
      <style:text-properties officeooo:rsid="0011efa9"/>
    </style:style>
    <style:style style:name="T2" style:family="text">
      <style:text-properties fo:font-size="12pt" officeooo:rsid="0011efa9"/>
    </style:style>
    <style:style style:name="T3" style:family="text">
      <style:text-properties fo:font-size="12pt" officeooo:rsid="00133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Bad local keypoint. The motion cannot be estimated because all nearby locations are similar with the keypoint</text:p>
      <text:p text:style-name="P1"/>
      <text:p text:style-name="P1">Still pretty bad keypoint but better that the first. Vertical motion cannot be captured since all locations in fixed x-value are similar with the keypoint</text:p>
      <text:p text:style-name="P1"/>
      <text:p text:style-name="P2"><text:span text:style-name="T1">Good keypoint since the change in pixel values is significant </text:span><text:span text:style-name="T2">w</text:span><text:span text:style-name="T3">hen moving</text:span><text:span text:style-name="T1"> any dire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3</meta:editing-cycles>
    <meta:creation-date>2008-08-22T11:41:04</meta:creation-date>
    <dc:date>2021-03-05T14:26:27.950058806</dc:date>
    <meta:editing-duration>PT3M18S</meta:editing-duration>
    <meta:document-statistic meta:table-count="0" meta:image-count="0" meta:object-count="0" meta:page-count="1" meta:paragraph-count="4" meta:word-count="57" meta:character-count="353" meta:non-whitespace-character-count="300"/>
  </office:meta>
</office:document-meta>
</file>